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300000023A666EF61FD264E12E.png" manifest:media-type="image/png"/>
  <manifest:file-entry manifest:full-path="Pictures/100000000000032000000258511A0C7872EB2D4A.png" manifest:media-type="image/png"/>
  <manifest:file-entry manifest:full-path="Pictures/1000000000000123000002034FD6DEB4D4B1B3DF.png" manifest:media-type="image/png"/>
  <manifest:file-entry manifest:full-path="Pictures/10000000000001930000008DC426AA088F6E2595.png" manifest:media-type="image/png"/>
  <manifest:file-entry manifest:full-path="Pictures/1000000000000400000002A1AA74303373FACF2D.png" manifest:media-type="image/png"/>
  <manifest:file-entry manifest:full-path="Pictures/10000000000000F600000106191B2B5A36C27C33.png" manifest:media-type="image/png"/>
  <manifest:file-entry manifest:full-path="Pictures/100000000000014E0000022A5950772AB935037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79cm" fo:min-width="0cm"/>
    </style:style>
    <style:style style:name="gr5" style:family="graphic">
      <style:graphic-properties style:protect="size"/>
    </style:style>
    <style:style style:name="gr6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8.4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text-properties fo:font-size="48pt" style:font-size-asian="48pt" style:font-size-complex="48pt"/>
    </style:style>
    <style:style style:name="P9" style:family="paragraph">
      <style:text-properties fo:font-size="36pt" style:font-size-asian="36pt" style:font-size-complex="36pt"/>
    </style:style>
    <style:style style:name="T1" style:family="text">
      <style:text-properties style:font-name="標楷體2" fo:font-size="40pt" style:font-name-asian="標楷體2" style:font-size-asian="40pt" style:font-size-complex="40pt"/>
    </style:style>
    <style:style style:name="T2" style:family="text">
      <style:text-properties style:font-name="標楷體2" fo:font-size="24pt" style:font-name-asian="標楷體2" style:font-size-asian="24pt" style:font-size-complex="24pt"/>
    </style:style>
    <style:style style:name="T3" style:family="text">
      <style:text-properties fo:color="#ffff99" style:font-name="標楷體2" fo:font-size="24pt" style:font-name-asian="標楷體2" style:font-size-asian="24pt" style:font-size-complex="24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古希臘哲學家的悲慘結局</text:span><text:span text:style-name="T1"><text:line-break/></text:span><text:span text:style-name="T1"/></text:p>
            <text:p text:style-name="P1"><text:span text:style-name="T2"/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5</text:span><text:span text:style-name="T3">月</text:span><text:span text:style-name="T3">30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5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draw:frame draw:style-name="gr4" draw:text-style-name="P3" draw:layer="layout" svg:width="12.2cm" svg:height="3.629cm" svg:x="5.6cm" svg:y="2.171cm">
          <draw:text-box>
            <text:p><text:span text:style-name="T4">《十分鐘系列》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小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老師總是會講一堆偉人的故事給我們聽！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不知道為甚麼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老師總是遺漏了一些事情！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到底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老師們是不知道這些事情</text:p>
              </text:list-item>
              <text:list-item>
                <text:p>還是他們刻意遺漏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關於這點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就不太曉得了！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今天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讓我來補充一下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些老師們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不小心或刻意遺忘的故事好了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由於這些故事太多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讓我們暫時聚焦在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古希臘哲學家的身上好了！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西方的科學起源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通常都會追溯到兩千多年前的希臘時代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不管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物理、化學、醫學、生物學、還是數學</text:p>
              </text:list-item>
              <text:list-item>
                <text:p>通常都會和希臘三哲人有關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希臘三哲人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感覺上根本不像人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比較像是神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哪有那麼多東西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通通都起源自這三個人！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難道其他人都是智障嗎？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不過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你知道希臘三哲人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也就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蘇格拉底</text:p>
              </text:list-item>
              <text:list-item>
                <text:p>柏拉圖</text:p>
              </text:list-item>
              <text:list-item>
                <text:p>亞里斯多德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他們是怎麼死的嗎？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首先來看看老大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也就是蘇格拉底<text:line-break/><text:span text:style-name="T8">希臘文：</text:span><text:span text:style-name="T8">Σωκράτης</text:span><text:span text:style-name="T8"><text:line-break/></text:span><text:span text:style-name="T8">拉丁文：</text:span><text:span text:style-name="T8">Socrates</text:span><text:span text:style-name="T8"><text:line-break/></text:span><text:span text:style-name="T8">西元前</text:span><text:span text:style-name="T8">470</text:span><text:span text:style-name="T8">年－前</text:span><text:span text:style-name="T8">399</text:span><text:span text:style-name="T8">年</text:span></text:p>
              </text:list-item>
            </text:list>
          </draw:text-box>
        </draw:frame>
        <draw:frame draw:style-name="gr6" draw:text-style-name="P7" draw:layer="layout" svg:width="8.043cm" svg:height="15.082cm" svg:x="18.2cm" svg:y="4.318cm">
          <draw:image xlink:href="Pictures/10000000000001300000023A666EF61FD264E12E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蘇格拉底的一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開始於伯里克利統治的雅典黃金時期</text:span></text:p>
                <text:p><text:span text:style-name="T9">結束於雅典的衰落時期</text:span></text:p>
              </text:list-item>
              <text:list-item>
                <text:p><text:span text:style-name="T9">由於老婆太兇，所以她每天都到市政廣場和人家討論各種學問。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蘇格拉底最厲害的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不管你主張甚麼</text:span></text:p>
              </text:list-item>
              <text:list-item>
                <text:p><text:span text:style-name="T9">他都可以用問答的方式，讓你導出自相矛盾的結果</text:span></text:p>
              </text:list-item>
              <text:list-item>
                <text:p><text:span text:style-name="T9">於是你只好承認自己的主張是錯的。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所以、後來柏拉圖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 text:style-name="P8"><text:span text:style-name="T6">在對話錄裡紀錄蘇格拉底的對話</text:span></text:p>
                <text:p text:style-name="P8"><text:span text:style-name="T6"/></text:p>
              </text:list-item>
              <text:list-item>
                <text:p text:style-name="P8"><text:span text:style-name="T6">最後對手都會感到非常困惑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後來、當希臘的雅典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因《伯羅奔尼撒戰爭》失敗，</text:span><text:span text:style-name="T6"><text:line-break/></text:span><text:span text:style-name="T6">政治人物試圖卸責的時候</text:span><text:span text:style-name="T6"><text:line-break/></text:span><text:span text:style-name="T6"/></text:p>
              </text:list-item>
              <text:list-item>
                <text:p><text:span text:style-name="T6">他們開始把責任歸咎於蘇格拉底</text:span><text:line-break/>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6">在《伯羅奔尼撒》戰敗之後</text:span>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0">海軍的將領被起訴，蘇格拉底擔任主審官，儘管遭遇強大的民意壓力，他仍堅持依據法令審判，力排眾議反對處死海軍將領。</text:span><text:span text:style-name="T10"><text:line-break/></text:span><text:span text:style-name="T10"/></text:p>
              </text:list-item>
              <text:list-item>
                <text:p><text:span text:style-name="T10">結果是、蘇格拉底被換掉了，主審官換人做！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6">後來、雅典的政客們說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伯羅奔尼撒戰敗是《戰神雅典娜》對雅典市民不敬神的懲罰！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蘇格拉底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他的那些思想腐蝕了青年人的心</text:span></text:p>
              </text:list-item>
              <text:list-item>
                <text:p><text:span text:style-name="T6">是導致雅典遭神懲罰的重要原因</text:span>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蘇格拉底被五百人會議判處死刑</text:span>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他的學生們已經準備好賄賂監獄守衛讓他逃離雅典，但卻遭他拒絕。因為他認為必須遵守城邦的法律</text:span></text:p>
              </text:list-item>
              <text:list-item>
                <text:p><text:span text:style-name="T9">最後他飲下毒堇汁死亡，死時相當平靜。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0">下圖是</text:span><text:span text:style-name="T10">1787</text:span><text:span text:style-name="T10">年雅克所繪製的蘇格拉底之死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6" draw:text-style-name="P7" draw:layer="layout" svg:width="25.211cm" svg:height="16.568cm" svg:x="1.589cm" svg:y="4cm">
          <draw:image xlink:href="Pictures/1000000000000400000002A1AA74303373FACF2D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以上就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蘇格拉底的故事！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聽完這個故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對於身在今日台灣的我們來說</text:span></text:p>
              </text:list-item>
              <text:list-item>
                <text:p><text:span text:style-name="T11">可以說是一點都不意外！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因為我們完全可以體會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無恥的政客到底可以有多無恥！</text:span>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蘇格拉底的學生</text:p>
          </draw:text-box>
        </draw:frame>
        <draw:frame presentation:style-name="pr4" draw:layer="layout" svg:width="16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《柏拉圖》雖然沒有那麼悲慘，但是也不惶多讓！</text:span></text:p>
              </text:list-item>
            </text:list>
          </draw:text-box>
        </draw:frame>
        <draw:frame draw:style-name="gr6" draw:text-style-name="P7" draw:layer="layout" svg:width="9.765cm" svg:height="10.4cm" svg:x="17.7cm" svg:y="5.6cm">
          <draw:image xlink:href="Pictures/10000000000000F600000106191B2B5A36C27C33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蘇格拉底死後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柏拉圖對當時的政治徹底絕望，於是開始遊遍義大利半島、西西里島、埃及、昔蘭尼加等地以尋求知識。</text:span>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在《西西里島》的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柏拉圖曾經勸說國王改革政治</text:span></text:p>
              </text:list-item>
              <text:list-item>
                <text:p><text:span text:style-name="T6">結果國王大怒，《柏拉圖》被賣為奴隸。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 text:style-name="P9"><text:span text:style-name="T6">柏拉圖四十歲時回到了雅典</text:span>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並在城外西北角創立了柏拉圖學院，這是西方文明最早的有完整組織的高等學府之一，可以說是大學的前身。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柏拉圖的著名學生</text:p>
          </draw:text-box>
        </draw:frame>
        <draw:frame presentation:style-name="pr4" draw:layer="layout" svg:width="16.4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也就是發明三段式論的那個《亞里斯多德》。</text:span><text:span text:style-name="T9"><text:line-break/></text:span><text:span text:style-name="T9"/></text:p>
              </text:list-item>
              <text:list-item>
                <text:p><text:span text:style-name="T9">後來也是悲劇收場，而且同樣和政治有關！</text:span></text:p>
              </text:list-item>
            </text:list>
          </draw:text-box>
        </draw:frame>
        <draw:frame draw:style-name="gr6" draw:text-style-name="P7" draw:layer="layout" svg:width="8.837cm" svg:height="14.658cm" svg:x="18.6cm" svg:y="4.742cm">
          <draw:image xlink:href="Pictures/100000000000014E0000022A5950772AB9350379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亞里斯多德曾經擔任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馬其頓《亞歷山大大帝》的老師，結果在西元</text:span><text:span text:style-name="T10">323</text:span><text:span text:style-name="T10">年大帝去世之後，雅典人乘機起來反抗馬其頓的統治。</text:span><text:span text:style-name="T10"><text:line-break/></text:span><text:span text:style-name="T10"/></text:p>
              </text:list-item>
              <text:list-item>
                <text:p><text:span text:style-name="T10">雅典人再次控告《亞里斯多德》褻瀆神明，結果他逃離雅典，但是第二年就死了。</text:span>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然後、那個據說從浴缸裡跳起來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想到如何分辨真假皇冠的阿基米德。</text:span></text:p>
                <text:p><text:span text:style-name="T9"/></text:p>
              </text:list-item>
              <text:list-item>
                <text:p><text:span text:style-name="T9">同樣也是下場悲慘！</text:span>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西元前214年</text:p>
          </draw:text-box>
        </draw:frame>
        <draw:frame presentation:style-name="pr4" draw:layer="layout" svg:width="16.4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羅馬人發動了對《敘拉古》的戰爭。</text:span></text:p>
              </text:list-item>
              <text:list-item>
                <text:p><text:span text:style-name="T9">《阿基米德》用自己全部的智慧來對抗羅馬人。</text:span></text:p>
              </text:list-item>
            </text:list>
          </draw:text-box>
        </draw:frame>
        <draw:frame draw:style-name="gr6" draw:text-style-name="P7" draw:layer="layout" svg:width="9.098cm" svg:height="16.102cm" svg:x="18.302cm" svg:y="4.2cm">
          <draw:image xlink:href="Pictures/1000000000000123000002034FD6DEB4D4B1B3DF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2">在反抗羅馬人的戰爭中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阿基米德發明了《投石機》還有《聚光鏡》，用科學來打羅馬人！</text:span>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羅馬人被打得膽戰心驚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於是稱《阿基米德》為<text:line-break/>《幾何妖怪》！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就這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阿基米德在《敘拉古國》撐了三年！</text:span></text:p>
              </text:list-item>
              <text:list-item>
                <text:p><text:span text:style-name="T9">最後糧食耗盡，而且還有奸細出賣，羅馬人終於攻入城內。</text:span>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當羅馬士兵闖入阿基米德家時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他正在專心研究地上沙盤的一個幾何問題！</text:p>
                <text:p/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他對羅馬士兵大叫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滾開、別踩壞了我的圓！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羅馬士兵大怒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一刀砍下了《阿基米德》的頭！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後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羅馬統帥因為尊重阿基米德的人品和智慧</text:span></text:p>
              </text:list-item>
              <text:list-item>
                <text:p><text:span text:style-name="T11">所以為他修了一座墓園，並按照他的遺願，在墓上雕刻了幾何圖形！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亞里斯多德時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所建立起來的《亞歷山大》圖書館，珍藏了七十多萬卷書</text:span><text:span text:style-name="T11"><text:line-break/></text:span><text:span text:style-name="T11"/></text:p>
              </text:list-item>
              <text:list-item>
                <text:p><text:span text:style-name="T11">後來羅馬的《凱薩》入城後縱火燒了這些書！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希臘文明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因此而付之一炬！</text:p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好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身在阿拉伯的穆斯林們</text:span><text:span text:style-name="T11"><text:line-break/></text:span><text:span text:style-name="T11"/></text:p>
              </text:list-item>
              <text:list-item>
                <text:p><text:span text:style-name="T11">在穆罕默德創建了《伊斯蘭國》之後，保留了很多希臘時代的典籍。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些典籍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在文藝復興時期，又從阿拉伯人手上，傳回到歐洲，讓希臘文明得以成為歐洲文藝復興的重要基礎！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這些、就是我們今天想說的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有關西洋科學，以及科學家們的那些故事！</text:p>
              </text:list-item>
            </text:list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希望你會喜歡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今天的十分鐘系列！</text:p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們下次見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ye bye !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5-30T10:14:21.722000000</dc:date>
    <meta:editing-duration>P2DT11H5M36S</meta:editing-duration>
    <meta:editing-cycles>497</meta:editing-cycles>
    <meta:generator>LibreOffice/5.1.0.3$Windows_x86 LibreOffice_project/5e3e00a007d9b3b6efb6797a8b8e57b51ab1f737</meta:generator>
    <meta:document-statistic meta:object-count="256"/>
  </office:meta>
</office:document-meta>
</file>